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F000000FA20A5BD90.svm" manifest:media-type=""/>
  <manifest:file-entry manifest:full-path="Pictures/20000001000001D1000000FA9F0077F3.svm" manifest:media-type=""/>
  <manifest:file-entry manifest:full-path="Pictures/2000000200000240000001B02E2C790C.eps" manifest:media-type=""/>
  <manifest:file-entry manifest:full-path="Pictures/200003F500004F1D00003B562717B787.wmf" manifest:media-type=""/>
  <manifest:file-entry manifest:full-path="Pictures/20000001000000F20000011876D7B5CC.svm" manifest:media-type=""/>
  <manifest:file-entry manifest:full-path="Pictures/1000020100000039000000425AD89D04.png" manifest:media-type="image/png"/>
  <manifest:file-entry manifest:full-path="Pictures/200000020000021500000128DDF7591E.eps" manifest:media-type=""/>
  <manifest:file-entry manifest:full-path="Pictures/20000001000004A4000000F297A3EE73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9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1}{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20}{\milli \se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objectwithoutfill">
      <style:graphic-properties draw:stroke="dash" draw:stroke-dash="Ultrafine_20_Dashed" svg:stroke-width="0cm" draw:marker-start-width="0.305cm" draw:marker-end-width="0.305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134cm" svg:height="3.098cm" svg:x="1.126cm" svg:y="0.864cm">
          <draw:image xlink:href="Pictures/200003F500004F1D00003B562717B787.wmf" xlink:type="simple" xlink:show="embed" xlink:actuate="onLoad">
            <text:p/>
          </draw:image>
          <draw:glue-point draw:id="4" svg:x="2.144cm" svg:y="-1.739cm"/>
          <draw:glue-point draw:id="5" svg:x="0.313cm" svg:y="-2.744cm"/>
          <draw:glue-point draw:id="6" svg:x="-0.681cm" svg:y="-2.914cm"/>
          <draw:glue-point draw:id="7" svg:x="-0.915cm" svg:y="-2.456cm"/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line draw:style-name="gr2" draw:text-style-name="P2" draw:layer="layout" svg:x1="7.434cm" svg:y1="1.496cm" svg:x2="5.937cm" svg:y2="1.496cm">
          <text:p/>
        </draw:line>
        <draw:line draw:style-name="gr2" draw:text-style-name="P2" draw:layer="layout" svg:x1="7.421cm" svg:y1="1.664cm" svg:x2="5.756cm" svg:y2="1.664cm">
          <text:p/>
        </draw:line>
        <draw:frame draw:style-name="gr3" draw:text-style-name="P3" xml:id="id1" draw:id="id1" draw:layer="layout" svg:width="2.619cm" svg:height="0.911cm" svg:x="4.636cm" svg:y="0.296cm">
          <draw:text-box>
            <text:p><text:span text:style-name="T1">زیادہ سے زیادہ</text:span></text:p>
          </draw:text-box>
        </draw:frame>
        <draw:frame draw:style-name="gr3" draw:text-style-name="P3" xml:id="id3" draw:id="id3" draw:layer="layout" svg:width="1.992cm" svg:height="0.911cm" svg:x="1.434cm" svg:y="0.322cm">
          <draw:text-box>
            <text:p><text:span text:style-name="T1">کم سے کم</text:span></text:p>
          </draw:text-box>
        </draw:frame>
        <draw:connector draw:style-name="gr4" draw:text-style-name="P2" draw:layer="layout" draw:type="curve" svg:x1="4.636cm" svg:y1="0.751cm" svg:x2="4.208cm" svg:y2="1.511cm" draw:start-shape="id1" draw:start-glue-point="3" draw:end-shape="id2" draw:end-glue-point="6" svg:d="m4636 751c-286 0-428 253-428 760">
          <text:p/>
        </draw:connector>
        <draw:connector draw:style-name="gr4" draw:text-style-name="P2" draw:layer="layout" draw:type="curve" svg:x1="3.426cm" svg:y1="0.777cm" svg:x2="4.041cm" svg:y2="1.653cm" draw:start-shape="id3" draw:start-glue-point="1" draw:end-shape="id2" draw:end-glue-point="7" svg:d="m3426 777c410 0 615 292 615 876">
          <text:p/>
        </draw:connector>
        <draw:line draw:style-name="gr4" draw:text-style-name="P2" draw:layer="layout" svg:x1="7.395cm" svg:y1="1.174cm" svg:x2="7.395cm" svg:y2="1.51cm">
          <text:p/>
        </draw:line>
        <draw:line draw:style-name="gr4" draw:text-style-name="P2" draw:layer="layout" svg:x1="7.399cm" svg:y1="2.014cm" svg:x2="7.399cm" svg:y2="1.678cm">
          <text:p/>
        </draw:line>
        <draw:line draw:style-name="gr2" draw:text-style-name="P2" draw:layer="layout" svg:x1="2.491cm" svg:y1="1.496cm" svg:x2="2.491cm" svg:y2="4.259cm">
          <text:p/>
        </draw:line>
        <draw:line draw:style-name="gr2" draw:text-style-name="P2" draw:layer="layout" svg:x1="4.201cm" svg:y1="1.522cm" svg:x2="4.201cm" svg:y2="4.323cm">
          <text:p/>
        </draw:line>
        <draw:frame draw:style-name="gr5" draw:text-style-name="P1" draw:layer="layout" svg:width="0.289cm" svg:height="0.335cm" svg:x="3.204cm" svg:y="3.368cm">
          <draw:image xlink:href="Pictures/20000001000000F20000011876D7B5CC.svm" xlink:type="simple" xlink:show="embed" xlink:actuate="onLoad">
            <text:p/>
          </draw:image>
        </draw:frame>
        <draw:line draw:style-name="gr6" draw:text-style-name="P2" draw:layer="layout" svg:x1="2.492cm" svg:y1="3.272cm" svg:x2="4.067cm" svg:y2="3.272cm">
          <text:p/>
        </draw:line>
        <draw:line draw:style-name="gr2" draw:text-style-name="P2" draw:layer="layout" svg:x1="4.05cm" svg:y1="1.678cm" svg:x2="4.05cm" svg:y2="3.523cm">
          <text:p/>
        </draw:line>
        <draw:line draw:style-name="gr7" draw:text-style-name="P2" draw:layer="layout" svg:x1="4.194cm" svg:y1="4.103cm" svg:x2="4.762cm" svg:y2="4.103cm">
          <text:p/>
        </draw:line>
        <draw:line draw:style-name="gr7" draw:text-style-name="P2" draw:layer="layout" svg:x1="2.484cm" svg:y1="4.103cm" svg:x2="1.916cm" svg:y2="4.103cm">
          <text:p/>
        </draw:line>
        <draw:line draw:style-name="gr8" draw:text-style-name="P2" draw:layer="layout" svg:x1="2.051cm" svg:y1="1.573cm" svg:x2="7.072cm" svg:y2="1.573cm">
          <text:p/>
        </draw:line>
        <draw:frame draw:style-name="gr9" draw:text-style-name="P1" draw:layer="layout" svg:width="0.766cm" svg:height="0.299cm" svg:x="1.108cm" svg:y="1.416cm">
          <draw:image xlink:href="Pictures/200000010000027F000000FA20A5BD90.svm" xlink:type="simple" xlink:show="embed" xlink:actuate="onLoad">
            <text:p/>
          </draw:image>
        </draw:frame>
        <draw:frame draw:style-name="gr10" draw:text-style-name="P1" draw:layer="layout" svg:width="0.557cm" svg:height="0.299cm" svg:x="7.499cm" svg:y="1.933cm">
          <draw:image xlink:href="Pictures/20000001000001D1000000FA9F0077F3.svm" xlink:type="simple" xlink:show="embed" xlink:actuate="onLoad">
            <text:p/>
          </draw:image>
        </draw:frame>
        <draw:frame draw:style-name="gr11" draw:text-style-name="P1" draw:layer="layout" svg:width="1.424cm" svg:height="0.289cm" svg:x="2.67cm" svg:y="3.931cm">
          <draw:image xlink:href="Pictures/20000001000004A4000000F297A3EE73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248cm" svg:height="4.653cm" svg:x="0.374cm" svg:y="0.338cm">
          <draw:image xlink:href="Pictures/200000020000021500000128DDF7591E.eps" xlink:type="simple" xlink:show="embed" xlink:actuate="onLoad">
            <text:p/>
          </draw:image>
        </draw:frame>
        <draw:frame draw:style-name="gr1" draw:text-style-name="P1" draw:layer="layout" svg:width="5.489cm" svg:height="4.606cm" svg:x="0.301cm" svg:y="0.374cm">
          <draw:image xlink:href="Pictures/2000000200000240000001B02E2C790C.eps" xlink:type="simple" xlink:show="embed" xlink:actuate="onLoad">
            <text:p/>
          </draw:image>
        </draw:frame>
        <draw:frame draw:style-name="gr12" draw:layer="layout" svg:width="0.408cm" svg:height="0.355cm" svg:x="7.95cm" svg:y="1.39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0.424cm" svg:height="0.356cm" svg:x="6.282cm" svg:y="1.46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0.468cm" svg:height="0.47cm" svg:x="7.891cm" svg:y="0.9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0.538cm" svg:height="0.47cm" svg:x="7.876cm" svg:y="1.6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0.408cm" svg:height="0.355cm" svg:x="0.491cm" svg:y="2.97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layer="layout" svg:width="0.305cm" svg:height="0.309cm" svg:x="4.998cm" svg:y="1.81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layer="layout" svg:width="0.305cm" svg:height="0.309cm" svg:x="4.97cm" svg:y="3.43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layer="layout" svg:width="0.39cm" svg:height="0.361cm" svg:x="1.261cm" svg:y="1.78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3" draw:text-style-name="P1" draw:layer="layout" svg:x1="1.67cm" svg:y1="1.092cm" svg:x2="1.67cm" svg:y2="3.535cm">
          <text:p/>
        </draw:line>
        <draw:frame draw:style-name="gr12" draw:layer="layout" svg:width="0.39cm" svg:height="0.361cm" svg:x="2.063cm" svg:y="1.81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3" draw:text-style-name="P1" draw:layer="layout" svg:x1="2.055cm" svg:y1="1.141cm" svg:x2="2.055cm" svg:y2="3.5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2:10:38</dc:date>
    <dc:creator>kkk </dc:creator>
    <meta:editing-duration>PT1H7M6S</meta:editing-duration>
    <meta:editing-cycles>13</meta:editing-cycles>
    <meta:generator>LibreOffice/3.3$Linux LibreOffice_project/330m19$Build-401</meta:generator>
    <meta:document-statistic meta:object-count="36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>t</mi>
    </mrow>
    <annotation encoding="StarMath 5.0">t</annotation>
  </semantics>
</math>
</file>

<file path=Object 13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14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